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4000003178895E4DDDF1C4F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701in" svg:height="6.7854in" draw:z-index="0"><draw:image xlink:href="Pictures/10000000000003C4000003178895E4DDDF1C4F0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7:17:34.798436750</meta:creation-date>
    <dc:date>2019-05-21T17:18:03.676286072</dc:date>
    <meta:editing-duration>PT29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